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9"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1"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2"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14"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2821" officeooo:paragraph-rsid="000e2821" fo:background-color="transparent" style:font-size-asian="10.5pt" style:font-weight-asian="normal" style:font-size-complex="12pt" style:font-weight-complex="normal"/>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2pt" fo:font-style="normal" style:text-underline-style="none" fo:font-weight="normal" officeooo:rsid="000e88f5" officeooo:paragraph-rsid="000e88f5" fo:background-color="transparent" style:font-size-asian="10.5pt" style:font-weight-asian="normal" style:font-size-complex="12pt" style:font-weight-complex="normal"/>
    </style:style>
    <style:style style:name="P17"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8"><text:span text:style-name="T1">Project title: </text:span><text:span text:style-name="T3">Columbia UU Church carpool webapp__________________</text:span><text:span text:style-name="T2"> </text:span></text:p>
      <text:h text:style-name="P11"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Last name</text:p>
          </table:table-cell>
          <table:table-cell table:style-name="Table1.A1" office:value-type="string">
            <text:p text:style-name="P10">First name</text:p>
          </table:table-cell>
          <table:table-cell table:style-name="Table1.A1" office:value-type="string">
            <text:p text:style-name="P10">E-mail</text:p>
          </table:table-cell>
          <table:table-cell table:style-name="Table1.A1" office:value-type="string">
            <text:p text:style-name="P10">Major</text:p>
          </table:table-cell>
        </table:table-row>
        <table:table-row>
          <table:table-cell table:style-name="Table1.A1" office:value-type="string">
            <text:p text:style-name="P9">Ferguson</text:p>
          </table:table-cell>
          <table:table-cell table:style-name="Table1.A1" office:value-type="string">
            <text:p text:style-name="P9">Nicholaus</text:p>
          </table:table-cell>
          <table:table-cell table:style-name="Table1.A1" office:value-type="string">
            <text:p text:style-name="P9">ngfnbf@mail.missouri.edu</text:p>
          </table:table-cell>
          <table:table-cell table:style-name="Table1.A1" office:value-type="string">
            <text:p text:style-name="P9">CS</text:p>
          </table:table-cell>
        </table:table-row>
        <table:table-row>
          <table:table-cell table:style-name="Table1.A1" office:value-type="string">
            <text:p text:style-name="P9">Watson</text:p>
          </table:table-cell>
          <table:table-cell table:style-name="Table1.A1" office:value-type="string">
            <text:p text:style-name="P9">Ethan</text:p>
          </table:table-cell>
          <table:table-cell table:style-name="Table1.A1" office:value-type="string">
            <text:p text:style-name="P9">edwzpd@mail.missouri.edu</text:p>
          </table:table-cell>
          <table:table-cell table:style-name="Table1.A1" office:value-type="string">
            <text:p text:style-name="P9">CS</text:p>
          </table:table-cell>
        </table:table-row>
        <table:table-row>
          <table:table-cell table:style-name="Table1.A1" office:value-type="string">
            <text:p text:style-name="P9">Scully</text:p>
          </table:table-cell>
          <table:table-cell table:style-name="Table1.A1" office:value-type="string">
            <text:p text:style-name="P9">Thomas</text:p>
          </table:table-cell>
          <table:table-cell table:style-name="Table1.A1" office:value-type="string">
            <text:p text:style-name="P9">tps9tb@mail.missouri.edu</text:p>
          </table:table-cell>
          <table:table-cell table:style-name="Table1.A1" office:value-type="string">
            <text:p text:style-name="P9">CS/IT</text:p>
          </table:table-cell>
        </table:table-row>
        <table:table-row>
          <table:table-cell table:style-name="Table1.A1" office:value-type="string">
            <text:p text:style-name="P9">Trammel</text:p>
          </table:table-cell>
          <table:table-cell table:style-name="Table1.A1" office:value-type="string">
            <text:p text:style-name="P9">Joseph</text:p>
          </table:table-cell>
          <table:table-cell table:style-name="Table1.A1" office:value-type="string">
            <text:p text:style-name="P9">jat284@mail.missouri.edu</text:p>
          </table:table-cell>
          <table:table-cell table:style-name="Table1.A1" office:value-type="string">
            <text:p text:style-name="P9">CS/IT</text:p>
          </table:table-cell>
        </table:table-row>
      </table:table>
      <text:p text:style-name="Text_20_body"/>
      <text:p text:style-name="P3">Content needed in your report (follow the order)</text:p>
      <text:p text:style-name="Text_20_body"/>
      <text:list xml:id="list3185284138267811104" text:style-name="L1">
        <text:list-item>
          <text:p text:style-name="P12">Data collection and client information.</text:p>
        </text:list-item>
        <text:list-item>
          <text:p text:style-name="P12">E-R Diagram (any format)</text:p>
        </text:list-item>
        <text:list-item>
          <text:p text:style-name="P12">Create tables using DDL in your group accounts (copy and paste your SQL statements for table creations). All members in the team should participate in creating tables.</text:p>
        </text:list-item>
        <text:list-item>
          <text:p text:style-name="P13"><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12">Contribution by each member so far. (Members never showed up for meeting or difficult to work with and voted by the majority will be removed from the group and placed in a “turkey farm.”)</text:p>
        </text:list-item>
        <text:list-item>
          <text:p text:style-name="P12">Workload plan for each team member. (I expect all of you work on database planning, design, implementation, and report writing.)</text:p>
        </text:list-item>
        <text:list-item>
          <text:p text:style-name="P12">Weekly schedule</text:p>
        </text:list-item>
      </text:list>
      <text:p text:style-name="P17">Data Collection and Client info</text:p>
      <text:p text:style-name="P15">Client: Unitarian Universalist Church of Columbia MO (<text:a xlink:type="simple" xlink:href="http://uuchurch.net/" text:style-name="Internet_20_link" text:visited-style-name="Visited_20_Internet_20_Link">http://uuchurch.net</text:a>)</text:p>
      <text:p text:style-name="P15">Contact: <text:s/>Rev. Molly Housh Gordon <text:s/>(<text:a xlink:type="simple" xlink:href="mailto:minister@uuchurch.net" text:style-name="Internet_20_link" text:visited-style-name="Visited_20_Internet_20_Link">minister@uuchurch.net</text:a>)</text:p>
      <text:p text:style-name="P16">Data: <text:s/>The church has a list of their members and all their address already for us to use.</text:p>
      <text:p text:style-name="P6">ERD</text:p>
      <text:p text:style-name="P6">DDL</text:p>
      <text:p text:style-name="P6">Queries</text:p>
      <text:p text:style-name="P7">Examples:</text:p>
      <text:list xml:id="list1093420959090074761" text:style-name="L2">
        <text:list-item>
          <text:p text:style-name="P14">Number of members are at church every week</text:p>
        </text:list-item>
        <text:list-item>
          <text:p text:style-name="P14">Number of members who are above the age of 60 (seniors)</text:p>
        </text:list-item>
        <text:list-item>
          <text:p text:style-name="P14">Find all attendees within the past year who are not members</text:p>
        </text:list-item>
        <text:list-item>
          <text:p text:style-name="P14">Find members who haven’t attended a service in 3 months</text:p>
        </text:list-item>
        <text:list-item>
          <text:p text:style-name="P14">Find all members who are enrolled in at least one church activity</text:p>
        </text:list-item>
        <text:list-item>
          <text:p text:style-name="P14">Find the church activity with the highest attendance</text:p>
        </text:list-item>
        <text:list-item>
          <text:p text:style-name="P14">Find a list of all members who have completed confirmation</text:p>
        </text:list-item>
        <text:list-item>
          <text:p text:style-name="P14">Find the total attendance for popular services (ash wednesday, easter, christmas eve)</text:p>
        </text:list-item>
        <text:list-item>
          <text:p text:style-name="P14">Find which months have the highest attendance on sundays</text:p>
        </text:list-item>
        <text:list-item>
          <text:p text:style-name="P14">Find a list of all families who are members</text:p>
        </text:list-item>
        <text:list-item>
          <text:p text:style-name="P14">Find all attendees who are not members but have attended at least 10 services </text:p>
        </text:list-item>
        <text:list-item>
          <text:p text:style-name="P14">Find the average age of all members</text:p>
        </text:list-item>
        <text:list-item>
          <text:p text:style-name="P14">Find neighborhoods with the highest concentration of members.</text:p>
        </text:list-item>
        <text:list-item>
          <text:p text:style-name="P14">Number of members living in each neighborhood</text:p>
        </text:list-item>
        <text:list-item>
          <text:p text:style-name="P14">Members farthest away from church</text:p>
        </text:list-item>
        <text:list-item>
          <text:p text:style-name="P14">Members closest to church </text:p>
        </text:list-item>
      </text:list>
      <text:p text:style-name="P5">(total 12)</text:p>
      <text:p text:style-name="P6">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text:soft-page-break/>our group babbage account.  We all talked about what queries we would like to see and all assisted in creating the relational algebra as well as the SQL for each query.  We all made sure that we thought the queries were useful and would work well for our application.  Overall, 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Text_20_body"/>
      <text:p text:style-name="P4">Ethan:</text:p>
      <text:p text:style-name="Text_20_body"/>
      <text:p text:style-name="P4">Joe:</text:p>
      <text:p text:style-name="Text_20_body"/>
      <text:p text:style-name="P4">Nick:</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06T17:54:37.783083961</dc:date>
    <dc:creator>Nicholaus Ferguson</dc:creator>
    <meta:editing-duration>PT4M3S</meta:editing-duration>
    <meta:editing-cycles>3</meta:editing-cycles>
    <meta:generator>LibreOffice/4.3.6.2$Linux_X86_64 LibreOffice_project/430$Build-2</meta:generator>
    <meta:document-statistic meta:table-count="1" meta:image-count="0" meta:object-count="0" meta:page-count="3" meta:paragraph-count="68" meta:word-count="699" meta:character-count="3994" meta:non-whitespace-character-count="3362"/>
  </office:meta>
</office:document-meta>
</file>